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2/1/2021 10:58:26</text:span></text:p>
      <text:p text:style-name="P2"><text:span text:style-name="T1">Participant: P15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1 -- nan</text:span>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1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1 -- nan</text:span></text:p>
      <text:p text:style-name="P2"><text:span text:style-name="T1">6. I felt comfortable using this system.</text:span></text:p>
      <text:p text:style-name="P2"><text:span text:style-name="T1"><text:tab/>1 -- nan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1 -- nan</text:span></text:p>
      <text:p text:style-name="P2"><text:span text:style-name="T1">9. The system gave error messages that clearly told me how to fix problems.</text:span></text:p>
      <text:p text:style-name="P2"><text:span text:style-name="T1"><text:tab/>1.0 -- nan</text:span></text:p>
      <text:p text:style-name="P2"><text:span text:style-name="T1">10. Whenever I made a mistake using the system, I could recover easily and quickly.</text:span></text:p>
      <text:p text:style-name="P2"><text:span text:style-name="T1"><text:tab/>1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1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1 -- nan</text:span></text:p>
      <text:p text:style-name="P2"><text:span text:style-name="T1">14. The information was effective in helping me complete the tasks and 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1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1 -- nan</text:span></text:p>
      <text:p text:style-name="P2"><text:span text:style-name="T1">19. Overall, I am satisfied with this system. </text:span></text:p>
      <text:p text:style-name="P2"><text:span text:style-name="T1"><text:tab/>1 -- n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283" meta:character-count="1471" meta:non-whitespace-character-count="1195"/>
    <meta:generator>LibreOfficeDev/6.0.5.2$Linux_X86_64 LibreOffice_project/</meta:generator>
  </office:meta>
</office:document-meta>
</file>